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66in"/>
    </style:style>
    <style:style style:name="Table1.B" style:family="table-column">
      <style:table-column-properties style:column-width="0.9396in"/>
    </style:style>
    <style:style style:name="Table1.C" style:family="table-column">
      <style:table-column-properties style:column-width="1.7049in"/>
    </style:style>
    <style:style style:name="Table1.D" style:family="table-column">
      <style:table-column-properties style:column-width="3.3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5f6e8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Source_20_Text">df.to_dict()</text:span></text:span><text:span text:style-name="Strong_20_Emphasis"> - Complete Guide with All Options</text:span></text:h>
      <text:h text:style-name="Heading_20_3" text:outline-level="3"><text:span text:style-name="Strong_20_Emphasis">1. Basic Syntax:</text:span></text:h>
      <text:p text:style-name="Text_20_body">python</text:p>
      <text:p text:style-name="P1">df.to_dict(orient='dict', into=dict)</text:p>
      <text:list text:style-name="L1">
        <text:list-item>
          <text:p text:style-name="P2"><text:span text:style-name="Source_20_Text">orient</text:span>: How to structure the dictionary</text:p>
        </text:list-item>
        <text:list-item>
          <text:p text:style-name="P2"><text:span text:style-name="Source_20_Text">into</text:span>: Type of dictionary to use (default is <text:span text:style-name="Source_20_Text">dict</text:span>)</text:p>
        </text:list-item>
      </text:list>
      <text:h text:style-name="Heading_20_2" text:outline-level="2"><text:span text:style-name="Strong_20_Emphasis">All </text:span><text:span text:style-name="Strong_20_Emphasis"><text:span text:style-name="Source_20_Text">orient</text:span></text:span><text:span text:style-name="Strong_20_Emphasis"> Options Explained:</text:span></text:h>
      <text:h text:style-name="Heading_20_3" text:outline-level="3"><text:span text:style-name="Strong_20_Emphasis">Option A: </text:span><text:span text:style-name="Strong_20_Emphasis"><text:span text:style-name="Source_20_Text">orient='records'</text:span></text:span><text:span text:style-name="Strong_20_Emphasis"> (Most Common for Rows)</text:span></text:h>
      <text:p text:style-name="Text_20_body"><text:span text:style-name="Strong_20_Emphasis">Returns:</text:span> List of dictionaries, each representing a row</text:p>
      <text:p text:style-name="Text_20_body">python</text:p>
      <text:p text:style-name="Preformatted_20_Text">import pandas as pd</text:p>
      <text:p text:style-name="Preformatted_20_Text"/>
      <text:p text:style-name="Preformatted_20_Text">df = pd.DataFrame({</text:p>
      <text:p text:style-name="Preformatted_20_Text"><text:s text:c="4"/>'Name': ['Alice', 'Bob', 'Charlie'],</text:p>
      <text:p text:style-name="Preformatted_20_Text"><text:s text:c="4"/>'Age': [25, 30, 35],</text:p>
      <text:p text:style-name="Preformatted_20_Text"><text:s text:c="4"/>'City': ['NYC', 'LA', 'Chicago']</text:p>
      <text:p text:style-name="Preformatted_20_Text">})</text:p>
      <text:p text:style-name="Preformatted_20_Text"/>
      <text:p text:style-name="Preformatted_20_Text"># Each row becomes a dictionary in a list</text:p>
      <text:p text:style-name="Preformatted_20_Text">rows_dict = df.to_dict('records')</text:p>
      <text:p text:style-name="Preformatted_20_Text">print(rows_dict)</text:p>
      <text:p text:style-name="Preformatted_20_Text"># Output:</text:p>
      <text:p text:style-name="Preformatted_20_Text"># [</text:p>
      <text:p text:style-name="Preformatted_20_Text"># <text:s text:c="2"/>{'Name': 'Alice', 'Age': 25, 'City': 'NYC'},</text:p>
      <text:p text:style-name="Preformatted_20_Text"># <text:s text:c="2"/>{'Name': 'Bob', 'Age': 30, 'City': 'LA'},</text:p>
      <text:p text:style-name="Preformatted_20_Text"># <text:s text:c="2"/>{'Name': 'Charlie', 'Age': 35, 'City': 'Chicago'}</text:p>
      <text:p text:style-name="Preformatted_20_Text"># ]</text:p>
      <text:p text:style-name="Preformatted_20_Text"/>
      <text:p text:style-name="Preformatted_20_Text">print("\nType:", type(rows_dict)) <text:s/># &lt;class 'list'&gt;</text:p>
      <text:p text:style-name="P1">print("First element type:", type(rows_dict[0])) <text:s/># &lt;class 'dict'&gt;</text:p>
      <text:h text:style-name="Heading_20_3" text:outline-level="3"><text:span text:style-name="Strong_20_Emphasis">Option B: </text:span><text:span text:style-name="Strong_20_Emphasis"><text:span text:style-name="Source_20_Text">orient='dict'</text:span></text:span><text:span text:style-name="Strong_20_Emphasis"> (DEFAULT)</text:span></text:h>
      <text:p text:style-name="Text_20_body"><text:span text:style-name="Strong_20_Emphasis">Returns:</text:span> Dictionary where keys are column names, values are lists of column values</text:p>
      <text:p text:style-name="Text_20_body">python</text:p>
      <text:p text:style-name="Preformatted_20_Text">col_dict = df.to_dict('dict')</text:p>
      <text:p text:style-name="Preformatted_20_Text">print(col_dict)</text:p>
      <text:p text:style-name="Preformatted_20_Text"># Output:</text:p>
      <text:p text:style-name="Preformatted_20_Text"># {</text:p>
      <text:p text:style-name="Preformatted_20_Text"># <text:s text:c="2"/>'Name': {0: 'Alice', 1: 'Bob', 2: 'Charlie'},</text:p>
      <text:p text:style-name="Preformatted_20_Text"># <text:s text:c="2"/>'Age': {0: 25, 1: 30, 2: 35},</text:p>
      <text:p text:style-name="Preformatted_20_Text"># <text:s text:c="2"/>'City': {0: 'NYC', 1: 'LA', 2: 'Chicago'}</text:p>
      <text:p text:style-name="Preformatted_20_Text"><text:soft-page-break/># }</text:p>
      <text:p text:style-name="Preformatted_20_Text"/>
      <text:p text:style-name="Preformatted_20_Text">print("\nAccess all names:")</text:p>
      <text:p text:style-name="Preformatted_20_Text">print(col_dict['Name']) <text:s/># {0: 'Alice', 1: 'Bob', 2: 'Charlie'}</text:p>
      <text:p text:style-name="P1">print("First name:", col_dict['Name'][0]) <text:s/># 'Alice'</text:p>
      <text:h text:style-name="Heading_20_3" text:outline-level="3"><text:span text:style-name="Strong_20_Emphasis">Option C: </text:span><text:span text:style-name="Strong_20_Emphasis"><text:span text:style-name="Source_20_Text">orient='list'</text:span></text:span></text:h>
      <text:p text:style-name="Text_20_body"><text:span text:style-name="Strong_20_Emphasis">Returns:</text:span> Dictionary where keys are column names, values are lists</text:p>
      <text:p text:style-name="Text_20_body">python</text:p>
      <text:p text:style-name="Preformatted_20_Text">list_dict = df.to_dict('list')</text:p>
      <text:p text:style-name="Preformatted_20_Text">print(list_dict)</text:p>
      <text:p text:style-name="Preformatted_20_Text"># Output:</text:p>
      <text:p text:style-name="Preformatted_20_Text"># {</text:p>
      <text:p text:style-name="Preformatted_20_Text"># <text:s text:c="2"/>'Name': ['Alice', 'Bob', 'Charlie'],</text:p>
      <text:p text:style-name="Preformatted_20_Text"># <text:s text:c="2"/>'Age': [25, 30, 35],</text:p>
      <text:p text:style-name="Preformatted_20_Text"># <text:s text:c="2"/>'City': ['NYC', 'LA', 'Chicago']</text:p>
      <text:p text:style-name="Preformatted_20_Text"># }</text:p>
      <text:p text:style-name="Preformatted_20_Text"/>
      <text:p text:style-name="P1">print("\nAll ages as list:", list_dict['Age']) <text:s/># [25, 30, 35]</text:p>
      <text:h text:style-name="Heading_20_3" text:outline-level="3"><text:span text:style-name="Strong_20_Emphasis">Option D: </text:span><text:span text:style-name="Strong_20_Emphasis"><text:span text:style-name="Source_20_Text">orient='index'</text:span></text:span></text:h>
      <text:p text:style-name="Text_20_body"><text:span text:style-name="Strong_20_Emphasis">Returns:</text:span> Dictionary where keys are row indices, values are dictionaries of row data</text:p>
      <text:p text:style-name="Text_20_body">python</text:p>
      <text:p text:style-name="Preformatted_20_Text">index_dict = df.to_dict('index')</text:p>
      <text:p text:style-name="Preformatted_20_Text">print(index_dict)</text:p>
      <text:p text:style-name="Preformatted_20_Text"># Output:</text:p>
      <text:p text:style-name="Preformatted_20_Text"># {</text:p>
      <text:p text:style-name="Preformatted_20_Text"># <text:s text:c="2"/>0: {'Name': 'Alice', 'Age': 25, 'City': 'NYC'},</text:p>
      <text:p text:style-name="Preformatted_20_Text"># <text:s text:c="2"/>1: {'Name': 'Bob', 'Age': 30, 'City': 'LA'},</text:p>
      <text:p text:style-name="Preformatted_20_Text"># <text:s text:c="2"/>2: {'Name': 'Charlie', 'Age': 35, 'City': 'Chicago'}</text:p>
      <text:p text:style-name="Preformatted_20_Text"># }</text:p>
      <text:p text:style-name="Preformatted_20_Text"/>
      <text:p text:style-name="P1">print("\nRow 1 data:", index_dict[1]) <text:s/># {'Name': 'Bob', 'Age': 30, 'City': 'LA'}</text:p>
      <text:h text:style-name="Heading_20_3" text:outline-level="3"><text:span text:style-name="Strong_20_Emphasis">Option E: </text:span><text:span text:style-name="Strong_20_Emphasis"><text:span text:style-name="Source_20_Text">orient='split'</text:span></text:span></text:h>
      <text:p text:style-name="Text_20_body"><text:span text:style-name="Strong_20_Emphasis">Returns:</text:span> Dictionary with 'index', 'columns', and 'data' keys</text:p>
      <text:p text:style-name="Text_20_body">python</text:p>
      <text:p text:style-name="Preformatted_20_Text">split_dict = df.to_dict('split')</text:p>
      <text:p text:style-name="Preformatted_20_Text">print(split_dict)</text:p>
      <text:p text:style-name="Preformatted_20_Text"># Output:</text:p>
      <text:p text:style-name="Preformatted_20_Text"># {</text:p>
      <text:p text:style-name="Preformatted_20_Text"># <text:s text:c="2"/>'index': [0, 1, 2],</text:p>
      <text:p text:style-name="Preformatted_20_Text"># <text:s text:c="2"/>'columns': ['Name', 'Age', 'City'],</text:p>
      <text:p text:style-name="Preformatted_20_Text"># <text:s text:c="2"/>'data': [['Alice', 25, 'NYC'], ['Bob', 30, 'LA'], ['Charlie', 35, 'Chicago']]</text:p>
      <text:p text:style-name="Preformatted_20_Text"># }</text:p>
      <text:p text:style-name="Preformatted_20_Text"/>
      <text:p text:style-name="Preformatted_20_Text">print("\nColumns:", split_dict['columns'])</text:p>
      <text:p text:style-name="P1"><text:soft-page-break/>print("Row 0 data:", split_dict['data'][0])</text:p>
      <text:h text:style-name="Heading_20_3" text:outline-level="3"><text:span text:style-name="Strong_20_Emphasis">Option F: </text:span><text:span text:style-name="Strong_20_Emphasis"><text:span text:style-name="Source_20_Text">orient='tight'</text:span></text:span><text:span text:style-name="Strong_20_Emphasis"> (Pandas 1.4+)</text:span></text:h>
      <text:p text:style-name="Text_20_body"><text:span text:style-name="Strong_20_Emphasis">Returns:</text:span> Similar to 'split' but more compact, good for JSON serialization</text:p>
      <text:p text:style-name="Text_20_body">python</text:p>
      <text:p text:style-name="Preformatted_20_Text">tight_dict = df.to_dict('tight')</text:p>
      <text:p text:style-name="Preformatted_20_Text">print(tight_dict)</text:p>
      <text:p text:style-name="Preformatted_20_Text"># Output:</text:p>
      <text:p text:style-name="Preformatted_20_Text"># {</text:p>
      <text:p text:style-name="Preformatted_20_Text"># <text:s text:c="2"/>'index': [0, 1, 2],</text:p>
      <text:p text:style-name="Preformatted_20_Text"># <text:s text:c="2"/>'columns': ['Name', 'Age', 'City'],</text:p>
      <text:p text:style-name="Preformatted_20_Text"># <text:s text:c="2"/>'data': [['Alice', 25, 'NYC'], ['Bob', 30, 'LA'], ['Charlie', 35, 'Chicago']],</text:p>
      <text:p text:style-name="Preformatted_20_Text"># <text:s text:c="2"/>'index_names': [None],</text:p>
      <text:p text:style-name="Preformatted_20_Text"># <text:s text:c="2"/>'column_names': [None]</text:p>
      <text:p text:style-name="P1"># }</text:p>
      <text:h text:style-name="Heading_20_3" text:outline-level="3"><text:span text:style-name="Strong_20_Emphasis">Option G: </text:span><text:span text:style-name="Strong_20_Emphasis"><text:span text:style-name="Source_20_Text">orient='series'</text:span></text:span></text:h>
      <text:p text:style-name="Text_20_body"><text:span text:style-name="Strong_20_Emphasis">Returns:</text:span> Similar to 'dict' but with pandas Series as values</text:p>
      <text:p text:style-name="Text_20_body">python</text:p>
      <text:p text:style-name="Preformatted_20_Text">series_dict = df.to_dict('series')</text:p>
      <text:p text:style-name="Preformatted_20_Text">print(series_dict)</text:p>
      <text:p text:style-name="Preformatted_20_Text"># Output (showing structure):</text:p>
      <text:p text:style-name="Preformatted_20_Text"># {</text:p>
      <text:p text:style-name="Preformatted_20_Text"># <text:s text:c="2"/>'Name': 0 <text:s text:c="5"/>Alice</text:p>
      <text:p text:style-name="Preformatted_20_Text"># <text:s text:c="10"/>1 <text:s text:c="7"/>Bob</text:p>
      <text:p text:style-name="Preformatted_20_Text"># <text:s text:c="10"/>2 <text:s text:c="3"/>Charlie</text:p>
      <text:p text:style-name="Preformatted_20_Text"># <text:s text:c="10"/>Name: Name, dtype: object,</text:p>
      <text:p text:style-name="Preformatted_20_Text"># <text:s text:c="2"/>'Age': 0 <text:s text:c="3"/>25</text:p>
      <text:p text:style-name="Preformatted_20_Text"># <text:s text:c="9"/>1 <text:s text:c="3"/>30</text:p>
      <text:p text:style-name="Preformatted_20_Text"># <text:s text:c="9"/>2 <text:s text:c="3"/>35</text:p>
      <text:p text:style-name="Preformatted_20_Text"># <text:s text:c="9"/>Name: Age, dtype: int64,</text:p>
      <text:p text:style-name="Preformatted_20_Text"># <text:s text:c="2"/>'City': 0 <text:s text:c="5"/>NYC</text:p>
      <text:p text:style-name="Preformatted_20_Text"># <text:s text:c="10"/>1 <text:s text:c="6"/>LA</text:p>
      <text:p text:style-name="Preformatted_20_Text"># <text:s text:c="10"/>2 <text:s text:c="3"/>Chicago</text:p>
      <text:p text:style-name="Preformatted_20_Text"># <text:s text:c="10"/>Name: City, dtype: object</text:p>
      <text:p text:style-name="P1"># }</text:p>
      <text:p text:style-name="Horizontal_20_Line"/>
      <text:h text:style-name="Heading_20_2" text:outline-level="2"><text:span text:style-name="Strong_20_Emphasis">Visual Comparison of All Options:</text:span></text:h>
      <text:p text:style-name="Text_20_body">python</text:p>
      <text:p text:style-name="Preformatted_20_Text">import pandas as pd</text:p>
      <text:p text:style-name="Preformatted_20_Text"/>
      <text:p text:style-name="Preformatted_20_Text"># Sample data</text:p>
      <text:p text:style-name="Preformatted_20_Text">df = pd.DataFrame({</text:p>
      <text:p text:style-name="Preformatted_20_Text"><text:s text:c="4"/>'Student': ['Alice', 'Bob', 'Charlie'],</text:p>
      <text:p text:style-name="Preformatted_20_Text"><text:s text:c="4"/>'Math': [85, 92, 78],</text:p>
      <text:p text:style-name="Preformatted_20_Text"><text:s text:c="4"/>'Science': [90, 88, 85]</text:p>
      <text:p text:style-name="Preformatted_20_Text"><text:soft-page-break/>}, index=['S1', 'S2', 'S3'])</text:p>
      <text:p text:style-name="Preformatted_20_Text"/>
      <text:p text:style-name="Preformatted_20_Text">print("Original DataFrame:")</text:p>
      <text:p text:style-name="Preformatted_20_Text">print(df)</text:p>
      <text:p text:style-name="Preformatted_20_Text">print("-" * 50)</text:p>
      <text:p text:style-name="Preformatted_20_Text"/>
      <text:p text:style-name="Preformatted_20_Text"># Compare all orientations</text:p>
      <text:p text:style-name="Preformatted_20_Text">orientations = ['records', 'dict', 'list', 'index', 'split', 'tight', 'series']</text:p>
      <text:p text:style-name="Preformatted_20_Text"/>
      <text:p text:style-name="Preformatted_20_Text">for orient in orientations:</text:p>
      <text:p text:style-name="Preformatted_20_Text"><text:s text:c="4"/>print(f"\n📌 orient='{orient}':")</text:p>
      <text:p text:style-name="Preformatted_20_Text"><text:s text:c="4"/>result = df.to_dict(orient)</text:p>
      <text:p text:style-name="Preformatted_20_Text"><text:s text:c="4"/></text:p>
      <text:p text:style-name="Preformatted_20_Text"><text:s text:c="4"/>if orient == 'series':</text:p>
      <text:p text:style-name="Preformatted_20_Text"><text:s text:c="8"/>print("Dictionary of Series objects")</text:p>
      <text:p text:style-name="Preformatted_20_Text"><text:s text:c="8"/>for key, value in result.items():</text:p>
      <text:p text:style-name="Preformatted_20_Text"><text:s text:c="12"/>print(f" <text:s/>{key}: {type(value).__name__}")</text:p>
      <text:p text:style-name="Preformatted_20_Text"><text:s text:c="4"/>else:</text:p>
      <text:p text:style-name="P1"><text:s text:c="8"/>print(result)</text:p>
      <text:p text:style-name="Horizontal_20_Line"/>
      <text:h text:style-name="Heading_20_2" text:outline-level="2"><text:span text:style-name="Strong_20_Emphasis">When to Use Each Option:</text:span></text:h>
      <text:h text:style-name="Heading_20_3" text:outline-level="3"><text:span text:style-name="Strong_20_Emphasis">✅ </text:span><text:span text:style-name="Strong_20_Emphasis"><text:span text:style-name="Source_20_Text">orient='records'</text:span></text:span><text:span text:style-name="Strong_20_Emphasis"> (YOUR CHOICE)</text:span></text:h>
      <text:p text:style-name="Text_20_body"><text:span text:style-name="Strong_20_Emphasis">Best for:</text:span> Converting rows to dictionaries for JSON, APIs, database inserts</text:p>
      <text:p text:style-name="Text_20_body">python</text:p>
      <text:p text:style-name="Preformatted_20_Text"># When you need: [{'col1': val1, 'col2': val2}, ...]</text:p>
      <text:p text:style-name="Preformatted_20_Text"># Perfect for your use case!</text:p>
      <text:p text:style-name="Preformatted_20_Text">rows = df.to_dict('records')</text:p>
      <text:p text:style-name="P1"># Use when: Processing each row independently</text:p>
      <text:h text:style-name="Heading_20_3" text:outline-level="3"><text:span text:style-name="Strong_20_Emphasis">✅ </text:span><text:span text:style-name="Strong_20_Emphasis"><text:span text:style-name="Source_20_Text">orient='dict'</text:span></text:span></text:h>
      <text:p text:style-name="Text_20_body"><text:span text:style-name="Strong_20_Emphasis">Best for:</text:span> Column-based operations, accessing all values of a column</text:p>
      <text:p text:style-name="Text_20_body">python</text:p>
      <text:p text:style-name="Preformatted_20_Text"># When you need: {'col1': {index1: val1, index2: val2}, ...}</text:p>
      <text:p text:style-name="Preformatted_20_Text">col_data = df.to_dict('dict')</text:p>
      <text:p text:style-name="P1"># Use when: Analyzing column data</text:p>
      <text:h text:style-name="Heading_20_3" text:outline-level="3"><text:span text:style-name="Strong_20_Emphasis">✅ </text:span><text:span text:style-name="Strong_20_Emphasis"><text:span text:style-name="Source_20_Text">orient='list'</text:span></text:span></text:h>
      <text:p text:style-name="Text_20_body"><text:span text:style-name="Strong_20_Emphasis">Best for:</text:span> When you need simple lists for each column</text:p>
      <text:p text:style-name="Text_20_body">python</text:p>
      <text:p text:style-name="Preformatted_20_Text"># When you need: {'col1': [val1, val2, ...], 'col2': [val1, val2, ...]}</text:p>
      <text:p text:style-name="Preformatted_20_Text">lists = df.to_dict('list')</text:p>
      <text:p text:style-name="P1"># Use when: Feeding data to ML models, plotting</text:p>
      <text:h text:style-name="Heading_20_3" text:outline-level="3"><text:soft-page-break/><text:span text:style-name="Strong_20_Emphasis">✅ </text:span><text:span text:style-name="Strong_20_Emphasis"><text:span text:style-name="Source_20_Text">orient='index'</text:span></text:span></text:h>
      <text:p text:style-name="Text_20_body"><text:span text:style-name="Strong_20_Emphasis">Best for:</text:span> When row index is important</text:p>
      <text:p text:style-name="Text_20_body">python</text:p>
      <text:p text:style-name="Preformatted_20_Text"># When you need: {index1: {'col1': val1, 'col2': val2}, ...}</text:p>
      <text:p text:style-name="Preformatted_20_Text">indexed = df.to_dict('index')</text:p>
      <text:p text:style-name="P1"># Use when: Looking up rows by index</text:p>
      <text:h text:style-name="Heading_20_3" text:outline-level="3"><text:span text:style-name="Strong_20_Emphasis">✅ </text:span><text:span text:style-name="Strong_20_Emphasis"><text:span text:style-name="Source_20_Text">orient='split'</text:span></text:span><text:span text:style-name="Strong_20_Emphasis"> / </text:span><text:span text:style-name="Strong_20_Emphasis"><text:span text:style-name="Source_20_Text">orient='tight'</text:span></text:span></text:h>
      <text:p text:style-name="Text_20_body"><text:span text:style-name="Strong_20_Emphasis">Best for:</text:span> Minimal serialization, reconstructing DataFrame</text:p>
      <text:p text:style-name="Text_20_body">python</text:p>
      <text:p text:style-name="Preformatted_20_Text"># When you need: {'columns': [...], 'data': [[...], ...]}</text:p>
      <text:p text:style-name="Preformatted_20_Text">split = df.to_dict('split')</text:p>
      <text:p text:style-name="P1"># Use when: Saving/loading data, sending over network</text:p>
      <text:p text:style-name="Horizontal_20_Line"/>
      <text:h text:style-name="Heading_20_2" text:outline-level="2"><text:span text:style-name="Strong_20_Emphasis">Practical Examples for Your ODS Data:</text:span></text:h>
      <text:h text:style-name="Heading_20_3" text:outline-level="3"><text:span text:style-name="Strong_20_Emphasis">Example 1: Using 'records' (Your Current Approach)</text:span></text:h>
      <text:p text:style-name="Text_20_body">python</text:p>
      <text:p text:style-name="Preformatted_20_Text">import pandas as pd</text:p>
      <text:p text:style-name="Preformatted_20_Text"/>
      <text:p text:style-name="Preformatted_20_Text">df = pd.read_excel('ods_files/Annual_exam_marks.ods', </text:p>
      <text:p text:style-name="Preformatted_20_Text"><text:s text:c="19"/>engine='odf', </text:p>
      <text:p text:style-name="Preformatted_20_Text"><text:s text:c="19"/>header=1, </text:p>
      <text:p text:style-name="Preformatted_20_Text"><text:s text:c="19"/>skiprows=[0])</text:p>
      <text:p text:style-name="Preformatted_20_Text"/>
      <text:p text:style-name="Preformatted_20_Text"># Perfect for row-by-row processing</text:p>
      <text:p text:style-name="Preformatted_20_Text">rows_dict = df.to_dict('records')</text:p>
      <text:p text:style-name="Preformatted_20_Text"/>
      <text:p text:style-name="Preformatted_20_Text">for i, student in enumerate(rows_dict, start=3):</text:p>
      <text:p text:style-name="Preformatted_20_Text"><text:s text:c="4"/>print(f"Excel Row {i}:")</text:p>
      <text:p text:style-name="Preformatted_20_Text"><text:s text:c="4"/>print(f" <text:s/>Name: {student.get('Name', 'N/A')}")</text:p>
      <text:p text:style-name="Preformatted_20_Text"><text:s text:c="4"/>print(f" <text:s/>Marks: {student.get('Marks', 'N/A')}")</text:p>
      <text:p text:style-name="P3"><text:s text:c="4"/>print(f" <text:s/>Grade: {student.get('Grade', 'N/A')}")</text:p>
      <text:p text:style-name="P3"><text:span text:style-name="Strong_20_Emphasis">Example 2: Using 'list' for Column Analysis</text:span></text:p>
      <text:p text:style-name="Text_20_body">python</text:p>
      <text:p text:style-name="Preformatted_20_Text"># Get all values for specific columns</text:p>
      <text:p text:style-name="Preformatted_20_Text">col_dict = df.to_dict('list')</text:p>
      <text:p text:style-name="Preformatted_20_Text"/>
      <text:p text:style-name="Preformatted_20_Text">print("All student names:", col_dict['Name'])</text:p>
      <text:p text:style-name="Preformatted_20_Text">print("All math scores:", col_dict['Math'])</text:p>
      <text:p text:style-name="P3">print("Average math score:", sum(col_dict['Math']) / len(col_dict['Math']))</text:p>
      <text:p text:style-name="P3"><text:span text:style-name="Strong_20_Emphasis">Example 3: Using 'index' for Row Lookup</text:span></text:p>
      <text:p text:style-name="Text_20_body"><text:soft-page-break/>python</text:p>
      <text:p text:style-name="Preformatted_20_Text">index_dict = df.to_dict('index')</text:p>
      <text:p text:style-name="Preformatted_20_Text"/>
      <text:p text:style-name="Preformatted_20_Text"># Access specific student by row number</text:p>
      <text:p text:style-name="Preformatted_20_Text">student_2 = index_dict[1] <text:s/># Second row (0-indexed)</text:p>
      <text:p text:style-name="Preformatted_20_Text">print(f"Second student: {student_2}")</text:p>
      <text:p text:style-name="Preformatted_20_Text"/>
      <text:p text:style-name="Preformatted_20_Text"># Or with custom index</text:p>
      <text:p text:style-name="Preformatted_20_Text">df.index = df['Roll_No'] <text:s/># Set roll number as index</text:p>
      <text:p text:style-name="Preformatted_20_Text">index_dict = df.to_dict('index')</text:p>
      <text:p text:style-name="P1">student_101 = index_dict[101] <text:s/># Access by roll number</text:p>
      <text:p text:style-name="Horizontal_20_Line"/>
      <text:h text:style-name="Heading_20_2" text:outline-level="2"><text:span text:style-name="Strong_20_Emphasis">Complete Comparison Table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Orientation</text:p>
            </table:table-cell>
            <table:table-cell table:style-name="Table1.A1" office:value-type="string">
              <text:p text:style-name="Table_20_Heading">Returns</text:p>
            </table:table-cell>
            <table:table-cell table:style-name="Table1.A1" office:value-type="string">
              <text:p text:style-name="Table_20_Heading">Best For</text:p>
            </table:table-cell>
            <table:table-cell table:style-name="Table1.A1" office:value-type="string">
              <text:p text:style-name="Table_20_Heading">Example Output Structur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Source_20_Text">'records'</text:span></text:span></text:p>
          </table:table-cell>
          <table:table-cell table:style-name="Table1.A1" office:value-type="string">
            <text:p text:style-name="Table_20_Contents">List of dicts</text:p>
          </table:table-cell>
          <table:table-cell table:style-name="Table1.A1" office:value-type="string">
            <text:p text:style-name="Table_20_Contents">Row processing, JSON APIs</text:p>
          </table:table-cell>
          <table:table-cell table:style-name="Table1.A1" office:value-type="string">
            <text:p text:style-name="Table_20_Contents"><text:span text:style-name="Source_20_Text">[{col: val, ...}, {col: val, ...}]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'dict'</text:span></text:span></text:p>
          </table:table-cell>
          <table:table-cell table:style-name="Table1.A1" office:value-type="string">
            <text:p text:style-name="Table_20_Contents">Dict of dicts</text:p>
          </table:table-cell>
          <table:table-cell table:style-name="Table1.A1" office:value-type="string">
            <text:p text:style-name="Table_20_Contents">Column access with indices</text:p>
          </table:table-cell>
          <table:table-cell table:style-name="Table1.A1" office:value-type="string">
            <text:p text:style-name="Table_20_Contents"><text:span text:style-name="Source_20_Text">{col: {idx: val, ...}, ...}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'list'</text:span></text:span></text:p>
          </table:table-cell>
          <table:table-cell table:style-name="Table1.A1" office:value-type="string">
            <text:p text:style-name="Table_20_Contents">Dict of lists</text:p>
          </table:table-cell>
          <table:table-cell table:style-name="Table1.A1" office:value-type="string">
            <text:p text:style-name="Table_20_Contents">Column operations, plotting</text:p>
          </table:table-cell>
          <table:table-cell table:style-name="Table1.A1" office:value-type="string">
            <text:p text:style-name="Table_20_Contents"><text:span text:style-name="Source_20_Text">{col: [val, val, ...], ...}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'index'</text:span></text:span></text:p>
          </table:table-cell>
          <table:table-cell table:style-name="Table1.A1" office:value-type="string">
            <text:p text:style-name="Table_20_Contents">Dict of dicts</text:p>
          </table:table-cell>
          <table:table-cell table:style-name="Table1.A1" office:value-type="string">
            <text:p text:style-name="Table_20_Contents">Row lookup by index</text:p>
          </table:table-cell>
          <table:table-cell table:style-name="Table1.A1" office:value-type="string">
            <text:p text:style-name="Table_20_Contents"><text:span text:style-name="Source_20_Text">{idx: {col: val, ...}, ...}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'split'</text:span></text:span></text:p>
          </table:table-cell>
          <table:table-cell table:style-name="Table1.A1" office:value-type="string">
            <text:p text:style-name="Table_20_Contents">Dict with keys</text:p>
          </table:table-cell>
          <table:table-cell table:style-name="Table1.A1" office:value-type="string">
            <text:p text:style-name="Table_20_Contents">Minimal serialization</text:p>
          </table:table-cell>
          <table:table-cell table:style-name="Table1.A1" office:value-type="string">
            <text:p text:style-name="Table_20_Contents"><text:span text:style-name="Source_20_Text">{'columns': [...], 'data': [[...], ...]}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'tight'</text:span></text:span></text:p>
          </table:table-cell>
          <table:table-cell table:style-name="Table1.A1" office:value-type="string">
            <text:p text:style-name="Table_20_Contents">Dict with keys</text:p>
          </table:table-cell>
          <table:table-cell table:style-name="Table1.A1" office:value-type="string">
            <text:p text:style-name="Table_20_Contents">JSON serialization</text:p>
          </table:table-cell>
          <table:table-cell table:style-name="Table1.A1" office:value-type="string">
            <text:p text:style-name="Table_20_Contents">Like 'split' with metadat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'series'</text:span></text:span></text:p>
          </table:table-cell>
          <table:table-cell table:style-name="Table1.A1" office:value-type="string">
            <text:p text:style-name="Table_20_Contents">Dict of Series</text:p>
          </table:table-cell>
          <table:table-cell table:style-name="Table1.A1" office:value-type="string">
            <text:p text:style-name="Table_20_Contents">Preserving pandas features</text:p>
          </table:table-cell>
          <table:table-cell table:style-name="Table1.A1" office:value-type="string">
            <text:p text:style-name="Table_20_Contents"><text:span text:style-name="Source_20_Text">{col: pd.Series, ...}</text:span></text:p>
          </table:table-cell>
        </table:table-row>
      </table:table>
      <text:p text:style-name="Horizontal_20_Line"/>
      <text:h text:style-name="Heading_20_2" text:outline-level="2"><text:span text:style-name="Strong_20_Emphasis">Why </text:span><text:span text:style-name="Strong_20_Emphasis"><text:span text:style-name="Source_20_Text">'records'</text:span></text:span><text:span text:style-name="Strong_20_Emphasis"> is Perfect for Your Use Case:</text:span></text:h>
      <text:p text:style-name="Text_20_body">python</text:p>
      <text:p text:style-name="Preformatted_20_Text">import pandas as pd</text:p>
      <text:p text:style-name="Preformatted_20_Text">import json</text:p>
      <text:p text:style-name="Preformatted_20_Text"/>
      <text:p text:style-name="Preformatted_20_Text"># Your ODS reading</text:p>
      <text:p text:style-name="Preformatted_20_Text">df = pd.read_excel('ods_files/Annual_exam_marks.ods', </text:p>
      <text:p text:style-name="Preformatted_20_Text"><text:s text:c="19"/>engine='odf', </text:p>
      <text:p text:style-name="Preformatted_20_Text"><text:s text:c="19"/>header=1, </text:p>
      <text:p text:style-name="Preformatted_20_Text"><text:s text:c="19"/>skiprows=[0])</text:p>
      <text:p text:style-name="Preformatted_20_Text"/>
      <text:p text:style-name="Preformatted_20_Text"># With 'records': Each student is a clean dictionary</text:p>
      <text:p text:style-name="Preformatted_20_Text">students = df.to_dict('records')</text:p>
      <text:p text:style-name="Preformatted_20_Text"># [</text:p>
      <text:p text:style-name="Preformatted_20_Text"># <text:s text:c="2"/>{'Name': 'Alice', 'Math': 85, 'Science': 90},</text:p>
      <text:p text:style-name="Preformatted_20_Text"># <text:s text:c="2"/>{'Name': 'Bob', 'Math': 92, 'Science': 88},</text:p>
      <text:p text:style-name="Preformatted_20_Text"># <text:s text:c="2"/>{'Name': 'Charlie', 'Math': 78, 'Science': 85}</text:p>
      <text:p text:style-name="Preformatted_20_Text"><text:soft-page-break/># ]</text:p>
      <text:p text:style-name="Preformatted_20_Text"/>
      <text:p text:style-name="Preformatted_20_Text"># Easy to process each student</text:p>
      <text:p text:style-name="Preformatted_20_Text">for student in students:</text:p>
      <text:p text:style-name="Preformatted_20_Text"><text:s text:c="4"/>print(f"Processing: {student['Name']}")</text:p>
      <text:p text:style-name="Preformatted_20_Text"><text:s text:c="4"/>total = student.get('Math', 0) + student.get('Science', 0)</text:p>
      <text:p text:style-name="Preformatted_20_Text"><text:s text:c="4"/>print(f"Total marks: {total}")</text:p>
      <text:p text:style-name="Preformatted_20_Text"/>
      <text:p text:style-name="Preformatted_20_Text"># Easy to convert to JSON</text:p>
      <text:p text:style-name="Preformatted_20_Text">json_data = json.dumps(students, indent=2)</text:p>
      <text:p text:style-name="Preformatted_20_Text"/>
      <text:p text:style-name="Preformatted_20_Text"># Easy to save to database</text:p>
      <text:p text:style-name="Preformatted_20_Text"># for student in students:</text:p>
      <text:p text:style-name="P1"># <text:s text:c="4"/>db.insert(student)</text:p>
      <text:h text:style-name="Heading_20_2" text:outline-level="2"><text:span text:style-name="Strong_20_Emphasis">Other Orientations for Your Data:</text:span></text:h>
      <text:p text:style-name="Text_20_body">python</text:p>
      <text:p text:style-name="Preformatted_20_Text"># If you need column-wise analysis</text:p>
      <text:p text:style-name="Preformatted_20_Text">column_data = df.to_dict('list')</text:p>
      <text:p text:style-name="Preformatted_20_Text">math_scores = column_data.get('Math', [])</text:p>
      <text:p text:style-name="Preformatted_20_Text">print(f"Math scores range: {min(math_scores)} - {max(math_scores)}")</text:p>
      <text:p text:style-name="Preformatted_20_Text"/>
      <text:p text:style-name="Preformatted_20_Text"># If you need to find student by position</text:p>
      <text:p text:style-name="Preformatted_20_Text">index_data = df.to_dict('index')</text:p>
      <text:p text:style-name="Preformatted_20_Text">student_at_row_5 = index_data.get(4) <text:s/># 5th student (0-indexed)</text:p>
      <text:p text:style-name="Preformatted_20_Text"/>
      <text:p text:style-name="Preformatted_20_Text"># If you need to reconstruct DataFrame</text:p>
      <text:p text:style-name="Preformatted_20_Text">split_data = df.to_dict('split')</text:p>
      <text:p text:style-name="P1"># Can recreate: pd.DataFrame(split_data['data'], columns=split_data['columns'])</text:p>
      <text:h text:style-name="Heading_20_2" text:outline-level="2"><text:span text:style-name="Strong_20_Emphasis">Conclusion:</text:span></text:h>
      <text:p text:style-name="Text_20_body"><text:span text:style-name="Strong_20_Emphasis">For your use case (</text:span><text:span text:style-name="Strong_20_Emphasis"><text:span text:style-name="Source_20_Text">rows_dict = df.to_dict('records')</text:span></text:span><text:span text:style-name="Strong_20_Emphasis">):</text:span></text:p>
      <text:list text:style-name="L2">
        <text:list-item>
          <text:p text:style-name="P4">✅ <text:span text:style-name="Strong_20_Emphasis">Perfect choice</text:span> because you want each row as an independent dictionary</text:p>
        </text:list-item>
        <text:list-item>
          <text:p text:style-name="P4">✅ <text:span text:style-name="Strong_20_Emphasis">Natural for JSON export</text:span> (each dictionary becomes a JSON object)</text:p>
        </text:list-item>
        <text:list-item>
          <text:p text:style-name="P4">✅ <text:span text:style-name="Strong_20_Emphasis">Easy to loop through</text:span> and process individual records</text:p>
        </text:list-item>
        <text:list-item>
          <text:p text:style-name="P4">✅ <text:span text:style-name="Strong_20_Emphasis">Clean structure</text:span> for database insertion or API responses</text:p>
        </text:list-item>
      </text:list>
      <text:p text:style-name="Text_20_body">You could use other orientations if you need:</text:p>
      <text:list text:style-name="L3">
        <text:list-item>
          <text:p text:style-name="P5"><text:span text:style-name="Source_20_Text">'list'</text:span>: To analyze all values in a specific column</text:p>
        </text:list-item>
        <text:list-item>
          <text:p text:style-name="P5"><text:span text:style-name="Source_20_Text">'index'</text:span>: To quickly look up rows by their position</text:p>
        </text:list-item>
        <text:list-item>
          <text:p text:style-name="P5"><text:span text:style-name="Source_20_Text">'split'</text:span>: To save the minimal structure for later reconstruction</text:p>
        </text:list-item>
      </text:list>
      <text:p text:style-name="Text_20_body">But <text:span text:style-name="Source_20_Text">'records'</text:span> is absolutely the right choice for processing Excel rows as dictionaries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10:37:23.751969474</meta:creation-date>
    <dc:date>2026-01-01T10:39:06.003103254</dc:date>
    <meta:editing-duration>PT1M45S</meta:editing-duration>
    <meta:editing-cycles>1</meta:editing-cycles>
    <meta:document-statistic meta:table-count="1" meta:image-count="0" meta:object-count="0" meta:page-count="7" meta:paragraph-count="281" meta:word-count="1230" meta:character-count="8769" meta:non-whitespace-character-count="7405"/>
    <meta:generator>LibreOffice/25.8.3.2$Linux_X86_64 LibreOffice_project/580$Build-2</meta:generator>
  </office:meta>
</office:document-meta>
</file>